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list-style-name="L9"/>
    <style:style style:name="P7" style:family="paragraph" style:parent-style-name="Standard" style:list-style-name="L10"/>
    <style:style style:name="P8" style:family="paragraph" style:parent-style-name="Standard" style:list-style-name="L11"/>
    <style:style style:name="P9" style:family="paragraph" style:parent-style-name="Standard" style:list-style-name="L12"/>
    <style:style style:name="P10" style:family="paragraph" style:parent-style-name="Standard" style:list-style-name="L13"/>
    <style:style style:name="P11" style:family="paragraph" style:parent-style-name="Standard" style:list-style-name="L14"/>
    <style:style style:name="P12" style:family="paragraph" style:parent-style-name="Standard" style:list-style-name="L15"/>
    <style:style style:name="P13" style:family="paragraph" style:parent-style-name="Standard" style:list-style-name="L16"/>
    <style:style style:name="P14" style:family="paragraph" style:parent-style-name="Standard" style:list-style-name="L17"/>
    <style:style style:name="P15" style:family="paragraph" style:parent-style-name="Standard" style:list-style-name="L18"/>
    <style:style style:name="P16" style:family="paragraph" style:parent-style-name="Standard" style:list-style-name="L19"/>
    <style:style style:name="P17" style:family="paragraph" style:parent-style-name="Standard" style:list-style-name="L20"/>
    <style:style style:name="P18" style:family="paragraph" style:parent-style-name="Standard" style:list-style-name="L21"/>
    <style:style style:name="P19" style:family="paragraph" style:parent-style-name="Standard" style:list-style-name="L22"/>
    <style:style style:name="P20" style:family="paragraph" style:parent-style-name="Standard" style:list-style-name="L2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cuencia de visitas a los servicios ofrecidos por la SCESI (Sociedad Cientifica de Estudiantes de Sistemas e Informatica).</text:p>
      <text:p text:style-name="Standard"/>
      <text:p text:style-name="Standard"/>
      <text:p text:style-name="Standard">&gt; <text:span text:style-name="T1">BABEL</text:span></text:p>
      <text:list xml:id="list1035050566" text:style-name="L1">
        <text:list-header>
          <text:p text:style-name="P1"/>
        </text:list-header>
        <text:list-item>
          <text:p text:style-name="P1"><text:s/>Del <text:span text:style-name="T1">1</text:span> <text:s text:c="2"/>de Enero <text:s text:c="2"/>al <text:s/><text:span text:style-name="T1">3</text:span> <text:s text:c="2"/>de <text:s/>Marzo <text:s/>del <text:s/>2013</text:p>
        </text:list-item>
      </text:list>
      <text:p text:style-name="Standard"><text:tab/><text:tab/>Se tuvo un total de <text:span text:style-name="T1">1407 </text:span><text:span text:style-name="T2">visitas </text:span></text:p>
      <text:list xml:id="list621714202" text:style-name="L5">
        <text:list-item>
          <text:p text:style-name="P2"><text:s/>Del <text:span text:style-name="T1">3</text:span> <text:s text:c="2"/>de Marzo <text:s/>al <text:s/><text:span text:style-name="T1">2</text:span> <text:s text:c="2"/>de Mayo del <text:s/>2013</text:p>
        </text:list-item>
      </text:list>
      <text:p text:style-name="Standard"><text:tab/><text:tab/>Se tuvo un total de <text:span text:style-name="T1">1839</text:span> visitas</text:p>
      <text:list xml:id="list1291203378" text:style-name="L6">
        <text:list-item>
          <text:p text:style-name="P3"><text:s/>Del <text:span text:style-name="T1">15</text:span> <text:s/>de Mayo <text:s/>al <text:s/><text:span text:style-name="T1">31</text:span> <text:s/>de Mayo del <text:s/>2013</text:p>
        </text:list-item>
      </text:list>
      <text:p text:style-name="Standard"><text:tab/><text:tab/>Se tuvo un total de <text:span text:style-name="T1">523</text:span> visitas</text:p>
      <text:list xml:id="list2148953704" text:style-name="L7">
        <text:list-item>
          <text:p text:style-name="P4"><text:s/>Del <text:span text:style-name="T1">1</text:span> <text:s text:c="3"/>de Junio <text:s text:c="2"/>al <text:s/><text:span text:style-name="T1">7</text:span> <text:s text:c="3"/>de Junio del 2013</text:p>
        </text:list-item>
      </text:list>
      <text:p text:style-name="Standard"><text:tab/><text:tab/>Se tuvo un total de <text:span text:style-name="T1">41</text:span> visitas</text:p>
      <text:p text:style-name="Standard"/>
      <text:p text:style-name="Standard">&gt; <text:span text:style-name="T1">BLOG </text:span><text:span text:style-name="T2">de la </text:span><text:span text:style-name="T1">SCESI</text:span></text:p>
      <text:p text:style-name="Standard"/>
      <text:list xml:id="list1682324195" text:style-name="L8">
        <text:list-item>
          <text:p text:style-name="P5"><text:s/>Del <text:span text:style-name="T1">28</text:span> <text:s/>de Febrero al <text:s/><text:span text:style-name="T1">2</text:span> <text:s/>de <text:s/>Mayo del <text:s/>2013</text:p>
        </text:list-item>
      </text:list>
      <text:p text:style-name="Standard"><text:tab/><text:tab/>Se tuvo un total de <text:span text:style-name="T1">15358 </text:span><text:span text:style-name="T2">de </text:span><text:s/>visitas</text:p>
      <text:list xml:id="list171994210" text:style-name="L9">
        <text:list-item>
          <text:p text:style-name="P6"><text:s/>Del <text:span text:style-name="T1">1</text:span> <text:s text:c="3"/>de Junio <text:s text:c="3"/>al <text:s/><text:span text:style-name="T1">2</text:span> <text:s/>de <text:s text:c="2"/>Junio del <text:s/>2013 1 </text:p>
        </text:list-item>
      </text:list>
      <text:p text:style-name="Standard"><text:tab/><text:tab/>Se tuvo un total de <text:span text:style-name="T1">13</text:span> visitas</text:p>
      <text:p text:style-name="Standard"></text:p>
      <text:p text:style-name="Standard"></text:p>
      <text:p text:style-name="Standard">&gt; <text:span text:style-name="T1">CAPPUCHINO </text:span></text:p>
      <text:p text:style-name="Standard"><text:span text:style-name="T1"/></text:p>
      <text:list xml:id="list1624456351" text:style-name="L10">
        <text:list-item>
          <text:p text:style-name="P7"><text:s/>Del <text:span text:style-name="T1">24</text:span> <text:s/>de Marzo <text:s/>al <text:s/><text:span text:style-name="T1">2 </text:span><text:span text:style-name="T2"><text:s/>de</text:span> Mayo del 2013</text:p>
        </text:list-item>
      </text:list>
      <text:p text:style-name="Standard"><text:tab/><text:tab/>Se tuvo un total de <text:span text:style-name="T1">331</text:span> visitas</text:p>
      <text:list xml:id="list263560887" text:style-name="L11">
        <text:list-item>
          <text:p text:style-name="P8"><text:s/>Del <text:span text:style-name="T1">3</text:span> <text:s text:c="3"/>de Mayo <text:s text:c="2"/>al <text:s/><text:span text:style-name="T1">5</text:span> de Junio del 2013</text:p>
        </text:list-item>
      </text:list>
      <text:p text:style-name="Standard"><text:tab/><text:tab/>Se tuvo un total de <text:span text:style-name="T1">0</text:span> visitas</text:p>
      <text:p text:style-name="Standard"></text:p>
      <text:p text:style-name="Standard">&gt; <text:span text:style-name="T1">HACKMEETING Y JORNADAS</text:span></text:p>
      <text:p text:style-name="Standard"/>
      <text:p text:style-name="Standard">Estas paginas tiene visitas en determinadas <text:s/>fechas ya que son 2 servicios web</text:p>
      <text:p text:style-name="Standard">de eventos que la SCESi (Sociedad Cientifca de Estudiantes de Sistemas e Informática) realiza cada año.</text:p>
      <text:list xml:id="list803293612" text:style-name="L12">
        <text:list-item>
          <text:p text:style-name="P9">Visitas a la pagina de las Jornadas de Seguridad Informática es de:</text:p>
        </text:list-item>
      </text:list>
      <text:p text:style-name="Standard"><text:tab/><text:tab/>Se tuvo un total de <text:span text:style-name="T1">3256</text:span></text:p>
      <text:list xml:id="list106224188" text:style-name="L13">
        <text:list-item>
          <text:p text:style-name="P10">Visitas a la pagina de Hackmeeting es de:</text:p>
        </text:list-item>
      </text:list>
      <text:p text:style-name="Standard"><text:tab/><text:tab/>Se tuvo un total de <text:span text:style-name="T1">1342</text:span></text:p>
      <text:p text:style-name="Standard"></text:p>
      <text:p text:style-name="Standard">&gt; <text:span text:style-name="T1">MACCHIATO</text:span></text:p>
      <text:p text:style-name="Standard"><text:span text:style-name="T1"/></text:p>
      <text:list xml:id="list1158427481" text:style-name="L14">
        <text:list-item>
          <text:p text:style-name="P11"><text:s/>Del <text:span text:style-name="T1">24</text:span> de marzo al <text:span text:style-name="T1">2</text:span> de mayo del 2013</text:p>
        </text:list-item>
      </text:list>
      <text:p text:style-name="Standard"><text:tab/><text:tab/>Se tuvo un total de <text:span text:style-name="T1">254</text:span> visitas</text:p>
      <text:p text:style-name="Standard"/>
      <text:p text:style-name="Standard">&gt; <text:span text:style-name="T1">NONCHALANT</text:span></text:p>
      <text:p text:style-name="Standard"><text:span text:style-name="T1"/></text:p>
      <text:list xml:id="list1073693279" text:style-name="L15">
        <text:list-item>
          <text:p text:style-name="P12"><text:s/>Del <text:span text:style-name="T1">28</text:span> de febrero al <text:span text:style-name="T1">2</text:span> de mayo</text:p>
        </text:list-item>
      </text:list>
      <text:p text:style-name="Standard"><text:tab/><text:tab/>Se tuvo un total de <text:span text:style-name="T1">632</text:span> visitas</text:p>
      <text:p text:style-name="Standard"></text:p>
      <text:p text:style-name="Standard"/>
      <text:p text:style-name="Standard"><text:soft-page-break/>&gt; <text:span text:style-name="T1">DOCUMENTACION DE PHP </text:span></text:p>
      <text:p text:style-name="Standard"/>
      <text:list xml:id="list1485431074" text:style-name="L16">
        <text:list-item>
          <text:p text:style-name="P13">Del <text:span text:style-name="T1">18</text:span> de marzo al <text:span text:style-name="T1">7</text:span> de junio del 2013</text:p>
        </text:list-item>
      </text:list>
      <text:p text:style-name="Standard"><text:tab/><text:tab/>Se tuvo un total de <text:span text:style-name="T1">2891 </text:span><text:span text:style-name="T2">visitas </text:span></text:p>
      <text:p text:style-name="Standard"></text:p>
      <text:p text:style-name="Standard">&gt; <text:span text:style-name="T1">REPOMAN <text:s/>repositorio de isos GNU/Linux</text:span></text:p>
      <text:p text:style-name="Standard"><text:span text:style-name="T1"/></text:p>
      <text:list xml:id="list593661960" text:style-name="L17">
        <text:list-item>
          <text:p text:style-name="P14">Del <text:span text:style-name="T1">28</text:span> de febrero al <text:span text:style-name="T1">2</text:span> de mayo del 2013</text:p>
        </text:list-item>
      </text:list>
      <text:p text:style-name="Standard"><text:tab/><text:tab/>Se tuvo un total de <text:span text:style-name="T1">18749</text:span> visitas</text:p>
      <text:p text:style-name="Standard"/>
      <text:list xml:id="list413721268" text:style-name="L18">
        <text:list-item>
          <text:p text:style-name="P15">Del <text:span text:style-name="T1">2</text:span> de mayo al <text:span text:style-name="T1">5</text:span> de junio del 2013</text:p>
        </text:list-item>
      </text:list>
      <text:p text:style-name="Standard"><text:tab/><text:tab/>Se tuvo un total de <text:span text:style-name="T1">5</text:span> visitas</text:p>
      <text:p text:style-name="Standard"></text:p>
      <text:p text:style-name="Standard">-&gt; <text:span text:style-name="T1">YACHAY </text:span><text:span text:style-name="T2">MEMI </text:span></text:p>
      <text:p text:style-name="Standard"><text:span text:style-name="T2"/></text:p>
      <text:list xml:id="list788732657" text:style-name="L19">
        <text:list-item>
          <text:p text:style-name="P16">Del <text:span text:style-name="T1">1</text:span> <text:s text:c="2"/>de enero al <text:span text:style-name="T1">2 <text:s/></text:span><text:s/>de mayo del 2013</text:p>
        </text:list-item>
      </text:list>
      <text:p text:style-name="Standard"><text:tab/><text:tab/>Se tuvo un total de <text:span text:style-name="T1">18749</text:span> visitas</text:p>
      <text:p text:style-name="Standard"/>
      <text:list xml:id="list615989009" text:style-name="L20">
        <text:list-item>
          <text:p text:style-name="P17">Del <text:span text:style-name="T1">15</text:span> de mayo al <text:span text:style-name="T1">31</text:span> de mayo del 2013</text:p>
        </text:list-item>
      </text:list>
      <text:p text:style-name="Standard"><text:tab/><text:tab/>Se tuvo un total de <text:span text:style-name="T1">6</text:span> visitas</text:p>
      <text:p text:style-name="Standard"/>
      <text:list xml:id="list610774128" text:style-name="L21">
        <text:list-item>
          <text:p text:style-name="P18">Del <text:span text:style-name="T1">1</text:span> <text:s text:c="2"/>de junio al <text:span text:style-name="T1">7</text:span> <text:s text:c="2"/>de junio del 2013</text:p>
        </text:list-item>
      </text:list>
      <text:p text:style-name="Standard"><text:tab/><text:tab/>Se tuvo un total de <text:span text:style-name="T1">23</text:span> visitas</text:p>
      <text:p text:style-name="Standard"></text:p>
      <text:p text:style-name="Standard"><text:span text:style-name="T1">YACHAY </text:span><text:s/>SCESI</text:p>
      <text:p text:style-name="Standard"></text:p>
      <text:list xml:id="list1409125721" text:style-name="L22">
        <text:list-item>
          <text:p text:style-name="P19">Del <text:span text:style-name="T1">1</text:span> de enero al <text:span text:style-name="T1">2</text:span> de mayo del 2013</text:p>
        </text:list-item>
      </text:list>
      <text:p text:style-name="Standard"><text:tab/><text:tab/>Se tuvo un total de <text:span text:style-name="T1">3242</text:span> visitas</text:p>
      <text:p text:style-name="Standard"/>
      <text:list xml:id="list172471153" text:style-name="L23">
        <text:list-item>
          <text:p text:style-name="P20">Del <text:span text:style-name="T1">15</text:span> de mayo al <text:span text:style-name="T1">31</text:span> de mayo del 2013</text:p>
        </text:list-item>
      </text:list>
      <text:p text:style-name="Standard"><text:tab/><text:tab/>Se tuvo un total de <text:span text:style-name="T1">15</text:span> visitas</text:p>
      <text:p text:style-name="Standard"></text:p>
      <text:p text:style-name="Standard">Después de la evaluación de visitas a las paginas de la SCESI se vio que la comunidad universitaria</text:p>
      <text:p text:style-name="Standard">visita varios de los servicios de la SCESI y las <text:s/>ips que mas visitan nuestros servicios son:</text:p>
      <text:p text:style-name="Standard"></text:p>
      <text:p text:style-name="Standard">167.157.26.129</text:p>
      <text:p text:style-name="Standard">167.157.27.11</text:p>
      <text:p text:style-name="Standard">167.157.28.112</text:p>
      <text:p text:style-name="Standard">167.157.26.129</text:p>
      <text:p text:style-name="Standard">167.157.28.239</text:p>
      <text:p text:style-name="Standard">167.157.34.4</text:p>
      <text:p text:style-name="Standard">167.157.41.43</text:p>
      <text:p text:style-name="Standard">167.157.41.200</text:p>
      <text:p text:style-name="Standard">192.245.121.9</text:p>
      <text:p text:style-name="Standard">192.168.28.111</text:p>
      <text:p text:style-name="Standard">167.157.26.100</text:p>
      <text:p text:style-name="Standard">167.157.27.5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7:53:30</meta:creation-date>
    <dc:date>2013-06-09T18:25:46</dc:date>
    <meta:editing-duration>PT17M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78" meta:word-count="484" meta:character-count="2420" meta:non-whitespace-character-count="1829"/>
  </office:meta>
</office:document-meta>
</file>